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baee9" officeooo:paragraph-rsid="000baee9"/>
    </style:style>
    <style:style style:name="P2" style:family="paragraph" style:parent-style-name="Standard">
      <style:paragraph-properties fo:text-align="justify" style:justify-single-word="false"/>
      <style:text-properties fo:font-weight="bold" officeooo:rsid="000d81c5" officeooo:paragraph-rsid="000d81c5" style:font-weight-asian="bold" style:font-weight-complex="bold"/>
    </style:style>
    <style:style style:name="P3" style:family="paragraph" style:parent-style-name="Standard">
      <style:paragraph-properties fo:text-align="justify" style:justify-single-word="false"/>
      <style:text-properties fo:font-weight="bold" officeooo:rsid="000f554a" officeooo:paragraph-rsid="000f554a" style:font-weight-asian="bold" style:font-weight-complex="bold"/>
    </style:style>
    <style:style style:name="P4" style:family="paragraph" style:parent-style-name="Standard">
      <style:paragraph-properties fo:text-align="justify" style:justify-single-word="false"/>
      <style:text-properties fo:font-weight="bold" officeooo:rsid="0010c04e" officeooo:paragraph-rsid="0010c04e" style:font-weight-asian="bold" style:font-weight-complex="bold"/>
    </style:style>
    <style:style style:name="P5" style:family="paragraph" style:parent-style-name="Standard">
      <style:paragraph-properties fo:text-align="justify" style:justify-single-word="false"/>
      <style:text-properties fo:font-weight="normal" officeooo:rsid="000d81c5" officeooo:paragraph-rsid="000d81c5" style:font-weight-asian="normal" style:font-weight-complex="normal"/>
    </style:style>
    <style:style style:name="P6" style:family="paragraph" style:parent-style-name="Standard">
      <style:paragraph-properties fo:text-align="justify" style:justify-single-word="false"/>
      <style:text-properties fo:font-weight="normal" officeooo:rsid="0010c04e" officeooo:paragraph-rsid="0010c04e" style:font-weight-asian="normal" style:font-weight-complex="normal"/>
    </style:style>
    <style:style style:name="P7" style:family="paragraph" style:parent-style-name="Standard">
      <style:paragraph-properties fo:text-align="justify" style:justify-single-word="false"/>
      <style:text-properties fo:font-weight="normal" officeooo:rsid="0012be04" officeooo:paragraph-rsid="0012be04" style:font-weight-asian="normal" style:font-weight-complex="normal"/>
    </style:style>
    <style:style style:name="P8" style:family="paragraph" style:parent-style-name="Standard">
      <style:paragraph-properties fo:text-align="justify" style:justify-single-word="false"/>
      <style:text-properties fo:font-weight="normal" officeooo:rsid="0018ac2b" officeooo:paragraph-rsid="0018ac2b" style:font-weight-asian="normal" style:font-weight-complex="normal"/>
    </style:style>
    <style:style style:name="P9" style:family="paragraph" style:parent-style-name="Standard">
      <style:paragraph-properties fo:text-align="justify" style:justify-single-word="false"/>
      <style:text-properties fo:font-weight="normal" officeooo:rsid="001e80a5" officeooo:paragraph-rsid="001e80a5" style:font-weight-asian="normal" style:font-weight-complex="normal"/>
    </style:style>
    <style:style style:name="P10" style:family="paragraph" style:parent-style-name="Standard">
      <style:paragraph-properties fo:text-align="justify" style:justify-single-word="false"/>
      <style:text-properties fo:font-weight="normal" officeooo:rsid="002177e9" officeooo:paragraph-rsid="002177e9" style:font-weight-asian="normal" style:font-weight-complex="normal"/>
    </style:style>
    <style:style style:name="P11" style:family="paragraph" style:parent-style-name="Standard">
      <style:paragraph-properties fo:text-align="center" style:justify-single-word="false"/>
      <style:text-properties fo:font-size="14pt" fo:font-weight="bold" officeooo:rsid="000baee9" officeooo:paragraph-rsid="000baee9"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text-properties fo:font-weight="bold" officeooo:rsid="0010c04e" officeooo:paragraph-rsid="001ef845" style:font-weight-asian="bold" style:font-weight-complex="bold"/>
    </style:style>
    <style:style style:name="P13" style:family="paragraph" style:parent-style-name="Standard">
      <style:paragraph-properties fo:text-align="justify" style:justify-single-word="false"/>
      <style:text-properties fo:font-style="normal" fo:font-weight="normal" officeooo:rsid="001be3cd" officeooo:paragraph-rsid="0018ac2b"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2177e9" officeooo:paragraph-rsid="001e80a5" style:font-style-asian="normal" style:font-weight-asian="normal" style:font-style-complex="normal" style:font-weight-complex="normal"/>
    </style:style>
    <style:style style:name="T1" style:family="text">
      <style:text-properties officeooo:rsid="000f554a"/>
    </style:style>
    <style:style style:name="T2" style:family="text">
      <style:text-properties officeooo:rsid="0012be04"/>
    </style:style>
    <style:style style:name="T3" style:family="text">
      <style:text-properties officeooo:rsid="0015f868"/>
    </style:style>
    <style:style style:name="T4" style:family="text">
      <style:text-properties officeooo:rsid="0018ac2b"/>
    </style:style>
    <style:style style:name="T5" style:family="text">
      <style:text-properties fo:font-style="italic" officeooo:rsid="0012be04"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14cde"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be3cd" style:font-style-asian="normal" style:font-style-complex="normal"/>
    </style:style>
    <style:style style:name="T10" style:family="text">
      <style:text-properties fo:font-style="normal" officeooo:rsid="001ef845" style:font-style-asian="normal" style:font-style-complex="normal"/>
    </style:style>
    <style:style style:name="T11" style:family="text">
      <style:text-properties fo:font-style="normal" officeooo:rsid="002177e9" style:font-style-asian="normal" style:font-style-complex="normal"/>
    </style:style>
    <style:style style:name="T12" style:family="text">
      <style:text-properties officeooo:rsid="001d384e"/>
    </style:style>
    <style:style style:name="T13" style:family="text">
      <style:text-properties officeooo:rsid="0020833a"/>
    </style:style>
    <style:style style:name="T14" style:family="text">
      <style:text-properties officeooo:rsid="00214cde"/>
    </style:style>
    <style:style style:name="T15" style:family="text">
      <style:text-properties officeooo:rsid="002177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ISCUSS HADOOP AS A DISTRIBUTED COMPUTING SYSTEM</text:p>
      <text:p text:style-name="P11">HASHIM ATHMAN ABDALLA</text:p>
      <text:p text:style-name="P11">P15/81781/2017</text:p>
      <text:p text:style-name="P11">28/09/2019</text:p>
      <text:p text:style-name="P1"/>
      <text:p text:style-name="P2">What is Hadoop?</text:p>
      <text:p text:style-name="P5">Hadoop is a collection of open-source software utilities that facilitate using a network of many computers to solve problems involving large amounts of data and computation e.g. in big data analysis.<text:note text:id="ftn1" text:note-class="footnote"><text:note-citation>1</text:note-citation><text:note-body><text:p text:style-name="Footnote"><text:a xlink:type="simple" xlink:href="https://en.wikipedia.org/wiki/Apache_Hadoop" text:style-name="Internet_20_link" text:visited-style-name="Visited_20_Internet_20_Link">https://en.wikipedia.org/wiki/Apache_Hadoop</text:a></text:p></text:note-body></text:note> </text:p>
      <text:p text:style-name="P5">Development of Hadoop was inspired by the <text:span text:style-name="T1">realization</text:span> that it was quickly becoming useful for people to store and analyze <text:span text:style-name="T1">data-sets</text:span> far larger than can be stored and accessed on one physical machine. <text:span text:style-name="T13">Hence the use of distributed system was necessary</text:span></text:p>
      <text:p text:style-name="P5"/>
      <text:p text:style-name="P3">What makes Hadoop a distributed system?</text:p>
      <text:p text:style-name="P3"/>
      <text:p text:style-name="P6">Hadoop is <text:span text:style-name="T13">a distributed system and it is</text:span> made up of four modules which work together. The modules <text:s/><text:span text:style-name="T12">includes</text:span>: - </text:p>
      <text:list xml:id="list4280491013" text:style-name="L1">
        <text:list-item>
          <text:p text:style-name="P12"><text:span text:style-name="T4">Hadoop </text:span>Distributed File-System</text:p>
        </text:list-item>
        <text:list-item>
          <text:p text:style-name="P12"><text:s/>MapReduce</text:p>
        </text:list-item>
        <text:list-item>
          <text:p text:style-name="P12">Hadoop Common </text:p>
        </text:list-item>
        <text:list-item>
          <text:p text:style-name="P12">Yarn. </text:p>
        </text:list-item>
      </text:list>
      <text:p text:style-name="P4"/>
      <text:p text:style-name="P6">The <text:span text:style-name="T2">Hadoop </text:span>Distributed File-System <text:span text:style-name="T2">(HDFS)</text:span> module is the primary data storage system used by Hadoop applications and it is the one which makes the Hadoop system a distributed system<text:note text:id="ftn2" text:note-class="footnote"><text:note-citation>2</text:note-citation><text:note-body><text:p text:style-name="Footnote"><text:a xlink:type="simple" xlink:href="https://searchdatamanagement.techtarget.com/definition/Hadoop-Distributed-File-System-HDFS" text:style-name="Internet_20_link" text:visited-style-name="Visited_20_Internet_20_Link">https://searchdatamanagement.techtarget.com/definition/Hadoop-Distributed-File-System-HDFS</text:a> </text:p></text:note-body></text:note>. <text:s/><text:span text:style-name="T2">The HDFS employs a </text:span><text:span text:style-name="T5">NameNode</text:span><text:span text:style-name="T2"> and </text:span><text:span text:style-name="T5">DataNode</text:span><text:span text:style-name="T2"> architecture to implement a distributed file system which sits on top of the file system define by the operating system of a physical machine.</text:span></text:p>
      <text:p text:style-name="P6"/>
      <text:p text:style-name="P7">When HDFS takes in data it breaks its down into separate blocks and distributes them to different nodes in the cluster. It then transfers packaged code into nodes to process the data in parallel hence achieving the main goal of distributed system to distribute resource and hide the distribution to the user since the user will be accessing the resources as a single system <text:span text:style-name="T14">(</text:span><text:span text:style-name="T7">transparency</text:span><text:span text:style-name="T14">)</text:span>.</text:p>
      <text:p text:style-name="P7"/>
      <text:p text:style-name="P7">As a distributed system the Hadoop Distributed File-System <text:span text:style-name="T15">is</text:span> highly fault-tolerant. <text:span text:style-name="T3">The file system replicates, or copies each piece of data multiple times and distributes the copies to individual nodes, placing at least one copy on a different machine</text:span><text:span text:style-name="T3"><text:note text:id="ftn3" text:note-class="footnote"><text:note-citation>3</text:note-citation><text:note-body><text:p text:style-name="Footnote"><text:a xlink:type="simple" xlink:href="https://searchdatamanagement.techtarget.com/definition/Hadoop-Distributed-File-System-HDFS" text:style-name="Internet_20_link" text:visited-style-name="Visited_20_Internet_20_Link">https://searchdatamanagement.techtarget.com/definition/Hadoop-Distributed-File-System-HDFS</text:a></text:p></text:note-body></text:note></text:span><text:span text:style-name="T3">. If one node crashes the data is recovered from the other nodes.</text:span></text:p>
      <text:p text:style-name="P7"/>
      <text:p text:style-name="P8">Hadoop as a distributed system is able to achieve <text:span text:style-name="T6">concurrency </text:span><text:span text:style-name="T9">as operations on the chunks of data stored in different nodes are carried parallel to each other. This make the operations faster compared to doing it on a single physical machine.</text:span></text:p>
      <text:p text:style-name="P13"/>
      <text:p text:style-name="P9"><text:span text:style-name="T9">H</text:span><text:span text:style-name="T8">adoop as a distributed system achieve </text:span><text:span text:style-name="T6">relocation </text:span><text:span text:style-name="T10">of resource </text:span><text:span text:style-name="T11">by the fact that</text:span><text:span text:style-name="T10"> it supports rapid transfer of data between comput</text:span><text:span text:style-name="T11">ing</text:span><text:span text:style-name="T10"> nodes </text:span><text:span text:style-name="T11">in a given cluster of computers.</text:span></text:p>
      <text:p text:style-name="P14"/>
      <text:p text:style-name="P10"><text:span text:style-name="T11">I</text:span><text:span text:style-name="T8">n conclusion Hadoop system through its module Hadoop Distributed File-System is able to employ all the functionalities of a distributed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21:42:25.065114766</meta:creation-date>
    <dc:date>2019-09-28T22:53:16.832224376</dc:date>
    <meta:editing-duration>PT50M25S</meta:editing-duration>
    <meta:editing-cycles>15</meta:editing-cycles>
    <meta:generator>LibreOffice/6.0.7.3$Linux_X86_64 LibreOffice_project/00m0$Build-3</meta:generator>
    <meta:document-statistic meta:table-count="0" meta:image-count="0" meta:object-count="0" meta:page-count="1" meta:paragraph-count="22" meta:word-count="393" meta:character-count="2631" meta:non-whitespace-character-count="2256"/>
  </office:meta>
</office:document-meta>
</file>